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6e979" officeooo:paragraph-rsid="0016e97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6e979" officeooo:paragraph-rsid="0016e979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7743e" officeooo:paragraph-rsid="0017743e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1681" officeooo:paragraph-rsid="00191681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98b33" officeooo:paragraph-rsid="00198b33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a0ce9" officeooo:paragraph-rsid="001a0ce9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2pt" fo:font-weight="normal" officeooo:rsid="0016e979" officeooo:paragraph-rsid="0016e97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7662c" officeooo:paragraph-rsid="0017662c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ción</text:p>
      <text:p text:style-name="P1"><text:span text:style-name="T1"/></text:p>
      <text:p text:style-name="P1"><text:span text:style-name="T1"/></text:p>
      <text:p text:style-name="P2">Limpieza del set de datos</text:p>
      <text:p text:style-name="P7"/>
      <text:p text:style-name="P8">[EXPLICACION DE LOS NOMBRES DISTINTOS Y LA CANT DE Ids EN STATIONS.CSV</text:p>
      <text:p text:style-name="P8">EXPLICAR LA RESOLUCION QUE SE TOMO PARA SOLUCIONARLO (ELIMINARLOS, CORREGIRLOS, ETC)] → FLOR</text:p>
      <text:p text:style-name="P8"/>
      <text:p text:style-name="P8">[EXPLICACIÓN DE OUTLIDERS DE DURACIÓN DE TIEMPO (3SEG Y 200 DÍAS)] → FLOR</text:p>
      <text:p text:style-name="P8"/>
      <text:p text:style-name="P8">[DECISION A TOMAR RESPECTO A LOS VALORES NULOS DEL ZIP_CODE]</text:p>
      <text:p text:style-name="P8"/>
      <text:p text:style-name="P8">[LIMPIEZA DE COORDENADAS ERRONEAS DE LAS ESTACIONES (PUEDE HABER COORDENADAS QUE NI PERTENEZCAN A SAN FRANCISCO) HAY QUE HACERLO Y EXPLICARLO]</text:p>
      <text:p text:style-name="P8"/>
      <text:p text:style-name="P8">[VER ZIP_ZIPCODES (QUE PERTENEZCAN A SAN FRANCISCO)]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Análisis exploratorio</text:p>
      <text:p text:style-name="P3"><text:span text:style-name="T1"/></text:p>
      <text:p text:style-name="P3"><text:span text:style-name="T1">¿Cuáles son los días de semana donde se realizan más viajes?</text:span></text:p>
      <text:p text:style-name="P3"><text:span text:style-name="T1"/></text:p>
      <text:p text:style-name="P3"><text:span text:style-name="T1">Trabajamos con el archivo trip.csv. Procedimos a agrupar la cantidad de viajes por día de semana usando la columna start_date: </text:span></text:p>
      <text:p text:style-name="P3"><text:span text:style-name="T1"/></text:p>
      <text:p text:style-name="P3"><text:span text:style-name="T1"/></text:p>
      <text:p text:style-name="P4"><text:span text:style-name="T1">ACA VA EL GRAFICO (In 16 (ORDENAR POR DIAS))</text:span></text:p>
      <text:p text:style-name="P4"><text:span text:style-name="T1"/></text:p>
      <text:p text:style-name="P4"><text:span text:style-name="T1"/></text:p>
      <text:p text:style-name="P4"><text:span text:style-name="T1">Obervación: el día jueves es donde se registra la mayor cantidad de viajes. Pero lo interesante en este gráfico es ver como disminuye la cantidad de viajes los fines de semana.</text:span></text:p>
      <text:p text:style-name="P4"><text:span text:style-name="T1"/></text:p>
      <text:p text:style-name="P4"><text:span text:style-name="T1"/></text:p>
      <text:p text:style-name="P4"><text:span text:style-name="T1">¿Cuál es la duración promedio los días de semana?</text:span></text:p>
      <text:p text:style-name="P4"><text:span text:style-name="T1"/></text:p>
      <text:p text:style-name="P4"><text:span text:style-name="T1">ACA VA EL GRAFICO (In 17)</text:span></text:p>
      <text:p text:style-name="P4"><text:span text:style-name="T1"/></text:p>
      <text:p text:style-name="P4"><text:soft-page-break/><text:span text:style-name="T1">Vemos claramente que el promedio de la duración de los viajes los fines de semana es mayor al resto de los días, esto se puede deber a que la gente pasea los fines de semana.</text:span></text:p>
      <text:p text:style-name="P4"><text:span text:style-name="T1"/></text:p>
      <text:p text:style-name="P4"><text:span text:style-name="T1">También nos pareció interesante analizar la cantidad de viajes según el mes:</text:span></text:p>
      <text:p text:style-name="P4"><text:span text:style-name="T1"/></text:p>
      <text:p text:style-name="P4"><text:span text:style-name="T1">ACA VA EL GRAFICO (In 18)</text:span></text:p>
      <text:p text:style-name="P4"><text:span text:style-name="T1"/></text:p>
      <text:p text:style-name="P4"><text:span text:style-name="T1">Notamos que en los meses de junio a octubre son los que más viajes hay, y en particular en septiembre hay una caida en los viajes.</text:span></text:p>
      <text:p text:style-name="P4"><text:span text:style-name="T1">Para intentar entender los resultados del plot anterior decidimos analizar las ingerencias del clima sobre el alquiler de bicicletas. Descubrimos los siguiente:</text:span></text:p>
      <text:p text:style-name="P4"><text:span text:style-name="T1"/></text:p>
      <text:p text:style-name="P4"><text:span text:style-name="T1">ACA VA GRAFICO (In 20)</text:span></text:p>
      <text:p text:style-name="P4"><text:span text:style-name="T1"/></text:p>
      <text:p text:style-name="P5"><text:span text:style-name="T1">En los meses en los cuales hay un mayor alquiler de bicicletas coincide con los meses de mayor promedio de temperatura.</text:span></text:p>
      <text:p text:style-name="P5"><text:span text:style-name="T1">Vemos que el promedio de temperaturas más altas se registra entre los meses de junio y octubre, lo que coincide con el incremento en la cantidad de viajes en esos meses. Lo que podría explicar el incremento de viajes en esa epoca del año.</text:span></text:p>
      <text:p text:style-name="P5"><text:span text:style-name="T1">Analizamos las precipitaciones mensuales y nos encontramos con lo siguiente:</text:span></text:p>
      <text:p text:style-name="P5"><text:span text:style-name="T1"/></text:p>
      <text:p text:style-name="P5"><text:span text:style-name="T1">ACA VA EL GRAFICO (Archivo Clima)</text:span></text:p>
      <text:p text:style-name="P5"><text:span text:style-name="T1"/></text:p>
      <text:p text:style-name="P5"><text:span text:style-name="T1">Según se puede ver en el grafico, los picos donde se dan mayores precipitaciones son en febrero y en diciembre, donde también se dan la menor cantidad de viajes.</text:span></text:p>
      <text:p text:style-name="P5"><text:span text:style-name="T1"/></text:p>
      <text:p text:style-name="P5"><text:span text:style-name="T1">También se da un pico menor en septiembre, donde se había notado una pequeña reducción en la cantidad de viajes.</text:span></text:p>
      <text:p text:style-name="P5"><text:span text:style-name="T1"/></text:p>
      <text:p text:style-name="P5"><text:span text:style-name="T1"/></text:p>
      <text:p text:style-name="P6"><text:span text:style-name="T1">[VER LO DE LOS SUSCRIBER Y CUSTOMER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0:28:45.385734050</meta:creation-date>
    <dc:date>2017-04-05T21:20:06.614144371</dc:date>
    <meta:editing-duration>PT19M1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413" meta:character-count="2390" meta:non-whitespace-character-count="2004"/>
  </office:meta>
</office:document-meta>
</file>